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K Mathematik&quot;;&quot;GK Deutsch &quot;;&quot;LK Informatik&quot;)" table:allow-empty-cell="true" table:display-list="unsorted" table:base-cell-address="Tabelle1.A1">
          <table:error-message table:message-type="stop" table:display="true"/>
        </table:content-validation>
        <table:content-validation table:name="val2" table:base-cell-address="Tabelle1.B3">
          <table:error-message table:message-type="stop" table:display="true"/>
        </table:content-validation>
        <table:content-validation table:name="val3" table:condition="of:cell-content-is-in-list(0)" table:allow-empty-cell="true" table:display-list="no" table:base-cell-address="Tabelle1.C1">
          <table:error-message table:message-type="stop" table:display="true"/>
        </table:content-validation>
        <table:content-validation table:name="val4" table:condition="of:cell-content-is-in-list([$Tabelle1.$B$4:$Tabelle1.$B$6])" table:allow-empty-cell="true" table:display-list="unsorted" table:base-cell-address="Tabelle1.D1">
          <table:error-message table:message-type="stop" table:display="true"/>
        </table:content-validation>
        <table:content-validation table:name="val5" table:condition="of:cell-content-is-in-list([$Tabelle2.$A$1])" table:allow-empty-cell="true" table:display-list="unsorted" table:base-cell-address="Tabelle1.F1">
          <table:error-message table:message-type="stop" table:display="true"/>
        </table:content-validation>
        <table:content-validation table:name="val6" table:condition="of:cell-content-is-in-list([$Tabelle1.$B$1:.$B$1048576])" table:allow-empty-cell="true" table:display-list="unsorted" table:base-cell-address="Tabelle2.B3">
          <table:error-message table:message-type="stop" table:display="true"/>
        </table:content-validation>
      </table:content-validations>
      <table:table table:name="Tabelle1" table:style-name="ta1">
        <table:table-column table:style-name="co1" table:number-columns-repeated="6" table:default-cell-style-name="Default"/>
        <table:table-row table:style-name="ro1">
          <table:table-cell table:content-validation-name="val1"/>
          <table:table-cell office:value-type="string" calcext:value-type="string">
            <text:p>Kurse</text:p>
          </table:table-cell>
          <table:table-cell table:content-validation-name="val3"/>
          <table:table-cell office:value-type="string" calcext:value-type="string">
            <text:p>Wochenstuden</text:p>
          </table:table-cell>
          <table:table-cell/>
          <table:table-cell table:content-validation-name="val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content-validation-name="val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K Math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[.B4] = &quot;gk mathe&quot;;[.F4];[.D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K Physi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content-validation-name="val2" office:value-type="string" calcext:value-type="string">
            <text:p>LK 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wählte Kurse</text:p>
          </table:table-cell>
          <table:table-cell table:number-columns-repeated="8"/>
          <table:table-cell office:value-type="string" calcext:value-type="string">
            <text:p>Wochenstuden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vin Allalouf</text:p>
          </table:table-cell>
          <table:table-cell table:content-validation-name="val6" office:value-type="string" calcext:value-type="string">
            <text:p>GK Mathe</text:p>
          </table:table-cell>
          <table:table-cell table:content-validation-name="val6" office:value-type="string" calcext:value-type="string">
            <text:p>LK Physik</text:p>
          </table:table-cell>
          <table:table-cell table:content-validation-name="val6" office:value-type="string" calcext:value-type="string">
            <text:p>GK Mathe</text:p>
          </table:table-cell>
          <table:table-cell table:content-validation-name="val6" table:number-columns-repeated="6"/>
          <table:table-cell table:content-validation-name="val2" table:number-columns-repeated="2"/>
        </table:table-row>
        <table:table-row table:style-name="ro1">
          <table:table-cell/>
          <table:table-cell table:formula="of:=IF([$Tabelle2.B3] = [$Tabelle1.B4];[$Tabelle1.D4] )" office:value-type="float" office:value="3" calcext:value-type="float">
            <text:p>3</text:p>
          </table:table-cell>
          <table:table-cell table:formula="of:=MATCH([.C$3];[$Tabelle1.$B$4:.$B$30];0)" office:value-type="float" office:value="2" calcext:value-type="float">
            <text:p>2</text:p>
          </table:table-cell>
          <table:table-cell table:formula="of:=MATCH([.D$3];[$Tabelle1.$B$4:.$B$30];0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4"/>
          <table:table-cell table:formula="of:=ADDRESS(1;2;0;0;SHEET())" office:value-type="string" office:string-value="" calcext:value-type="error">
            <text:p>#WERT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15:04:22.326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5:23:19.061000000</meta:creation-date>
    <dc:date>2022-01-11T15:03:27.564000000</dc:date>
    <meta:editing-duration>PT8M53S</meta:editing-duration>
    <meta:editing-cycles>2</meta:editing-cycles>
    <meta:generator>LibreOffice/7.2.1.2$Windows_X86_64 LibreOffice_project/87b77fad49947c1441b67c559c339af8f3517e22</meta:generator>
    <meta:document-statistic meta:table-count="2" meta:cell-count="20" meta:object-count="0"/>
  </office:meta>
</office:document-meta>
</file>